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8.15cm" fo:min-width="11.0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4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9.278cm" fo:min-width="10.6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69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4.05cm" fo:min-width="8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6.0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0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13.20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60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4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66cm" fo:min-width="11.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5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354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7cm"/>
    </style:style>
    <style:style style:name="pr1" style:family="presentation" style:parent-style-name="BrightBlue-title">
      <style:graphic-properties draw:auto-grow-height="true" fo:min-height="2.599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43.9000015258789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1.8999996185303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color="#106802" fo:font-size="12pt" style:font-size-asian="12pt" style:font-size-complex="12pt"/>
    </style:style>
    <style:style style:name="P6" style:family="paragraph">
      <loext:graphic-properties draw:fill="none" draw:fill-color="#ffffff"/>
      <style:text-properties fo:color="#106802"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/>
      <style:paragraph-properties fo:text-align="center"/>
      <style:text-properties fo:color="#106802"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1.8999996185303pt" fo:font-weight="bold" style:font-weight-asian="bold" style:font-weight-complex="bold"/>
    </style:style>
    <style:style style:name="T3" style:family="text">
      <style:text-properties fo:color="#408080" fo:font-size="12pt" style:font-size-asian="12pt" style:font-size-complex="12pt"/>
    </style:style>
    <style:style style:name="T4" style:family="text">
      <style:text-properties fo:color="#008000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fo:color="#666666" fo:font-size="12pt" style:font-size-asian="12pt" style:font-size-complex="12pt"/>
    </style:style>
    <style:style style:name="T8" style:family="text">
      <style:text-properties fo:color="#ba2121" fo:font-size="12pt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color="#aa22ff" fo:font-size="12pt" style:font-size-asian="12pt" style:font-size-complex="12pt"/>
    </style:style>
    <style:style style:name="T12" style:family="text">
      <style:text-properties fo:color="#408080" fo:font-size="11pt" style:font-size-asian="11pt" style:font-size-complex="11pt"/>
    </style:style>
    <style:style style:name="T13" style:family="text">
      <style:text-properties fo:color="#000000" fo:font-size="11pt" style:font-size-asian="11pt" style:font-size-complex="11pt"/>
    </style:style>
    <style:style style:name="T14" style:family="text">
      <style:text-properties fo:color="#008000" fo:font-size="11pt" style:font-size-asian="11pt" style:font-size-complex="11pt"/>
    </style:style>
    <style:style style:name="T15" style:family="text">
      <style:text-properties fo:color="#0000ff" fo:font-size="11pt" style:font-size-asian="11pt" style:font-size-complex="11pt"/>
    </style:style>
    <style:style style:name="T16" style:family="text">
      <style:text-properties fo:color="#666666" fo:font-size="11pt" style:font-size-asian="11pt" style:font-size-complex="11pt"/>
    </style:style>
    <style:style style:name="T17" style:family="text">
      <style:text-properties fo:color="#aa22ff" fo:font-size="11pt" style:font-size-asian="11pt" style:font-size-complex="11pt"/>
    </style:style>
    <style:style style:name="T18" style:family="text">
      <style:text-properties fo:color="#ba2121" fo:font-size="11pt" style:font-size-asian="11pt" style:font-size-complex="11pt"/>
    </style:style>
    <style:style style:name="T19" style:family="text">
      <style:text-properties fo:color="#106802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size-asian="12pt" style:font-style-asian="italic" style:font-size-complex="12pt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21" style:family="text">
      <style:text-properties fo:color="#106802" fo:font-size="12pt" fo:font-style="italic" style:font-size-asian="12pt" style:font-style-asian="italic" style:font-size-complex="12pt" style:font-style-complex="italic"/>
    </style:style>
    <style:style style:name="T22" style:family="text">
      <style:text-properties fo:color="#40808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1" draw:layer="layout" svg:width="25.2cm" svg:height="9.134cm" svg:x="1.393cm" svg:y="3.798cm" presentation:class="subtitle">
          <draw:text-box>
            <text:p><text:span text:style-name="T1">Introdução ao PyGAM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2">Aula 01</text:span></text:p>
            <text:p><text:span text:style-name="T2">Desenhando a tela basica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8cm" svg:height="12.101cm" svg:x="1.493cm" svg:y="0.596cm">
          <draw:text-box>
            <text:p><text:span text:style-name="T3">#Aula 01 - Desenhando a tela basica.</text:span></text:p>
            <text:p><text:span text:style-name="T4">import</text:span><text:span text:style-name="T5"> </text:span><text:span text:style-name="T6">pygame</text:span></text:p>
            <text:p><text:span text:style-name="T4">import</text:span><text:span text:style-name="T5"> </text:span><text:span text:style-name="T6">time</text:span></text:p>
            <text:p><text:span text:style-name="T5"/></text:p>
            <text:p><text:span text:style-name="T3">#iniciar o pygame</text:span></text:p>
            <text:p><text:span text:style-name="T5">pygame</text:span><text:span text:style-name="T7">.</text:span><text:span text:style-name="T5">init()</text:span></text:p>
            <text:p><text:span text:style-name="T5"/></text:p>
            <text:p><text:span text:style-name="T3">#display</text:span></text:p>
            <text:p><text:span text:style-name="T5">display_width </text:span><text:span text:style-name="T7">=</text:span><text:span text:style-name="T5"> </text:span><text:span text:style-name="T7">640</text:span></text:p>
            <text:p><text:span text:style-name="T5">display_height </text:span><text:span text:style-name="T7">=</text:span><text:span text:style-name="T5"> </text:span><text:span text:style-name="T7">480</text:span></text:p>
            <text:p><text:span text:style-name="T5"/></text:p>
            <text:p><text:span text:style-name="T3">#setup</text:span></text:p>
            <text:p><text:span text:style-name="T5">gameDisplay </text:span><text:span text:style-name="T7">=</text:span><text:span text:style-name="T5"> pygame</text:span><text:span text:style-name="T7">.</text:span><text:span text:style-name="T5">display</text:span><text:span text:style-name="T7">.</text:span><text:span text:style-name="T5">set_mode((display_width,display_height))</text:span></text:p>
            <text:p><text:span text:style-name="T5">gameDisplay</text:span><text:span text:style-name="T7">.</text:span><text:span text:style-name="T5">fill((</text:span><text:span text:style-name="T7">255</text:span><text:span text:style-name="T5">,</text:span><text:span text:style-name="T7">255</text:span><text:span text:style-name="T5">,</text:span><text:span text:style-name="T7">255</text:span><text:span text:style-name="T5">))</text:span></text:p>
            <text:p><text:span text:style-name="T5"/></text:p>
            <text:p><text:span text:style-name="T3">#atualiza tela</text:span></text:p>
            <text:p><text:span text:style-name="T5">pygame</text:span><text:span text:style-name="T7">.</text:span><text:span text:style-name="T5">display</text:span><text:span text:style-name="T7">.</text:span><text:span text:style-name="T5">update()</text:span></text:p>
            <text:p><text:span text:style-name="T5">pygame</text:span><text:span text:style-name="T7">.</text:span><text:span text:style-name="T5">display</text:span><text:span text:style-name="T7">.</text:span><text:span text:style-name="T5">set_caption(</text:span><text:span text:style-name="T8">"SESCOMP GAME"</text:span><text:span text:style-name="T5">)</text:span></text:p>
            <text:p><text:span text:style-name="T5"/></text:p>
            <text:p><text:span text:style-name="T3">#delay</text:span></text:p>
            <text:p><text:span text:style-name="T5">time</text:span><text:span text:style-name="T7">.</text:span><text:span text:style-name="T5">sleep(</text:span><text:span text:style-name="T7">2</text:span><text:span text:style-name="T5">)</text:span></text:p>
            <text:p><text:span text:style-name="T5"/></text:p>
            <text:p><text:span text:style-name="T3">#fecha a tela e o jogo</text:span></text:p>
            <text:p><text:span text:style-name="T5">pygame</text:span><text:span text:style-name="T7">.</text:span><text:span text:style-name="T5">quit()</text:span></text:p>
            <text:p><text:span text:style-name="T5">quit()</text:span></text:p>
          </draw:text-box>
        </draw:frame>
        <draw:frame draw:style-name="gr3" draw:text-style-name="P6" draw:layer="layout" svg:width="9.066cm" svg:height="0.725cm" svg:x="14.334cm" svg:y="8.402cm">
          <draw:text-box>
            <text:p text:style-name="P5"><text:span text:style-name="T9">Após um tempo, a tela desaparece.</text:span></text:p>
          </draw:text-box>
        </draw:frame>
        <draw:line draw:style-name="gr4" draw:text-style-name="P7" draw:layer="layout" svg:x1="7.2cm" svg:y1="10.6cm" svg:x2="14.334cm" svg:y2="8.8cm">
          <text:p/>
        </draw:line>
        <draw:frame draw:style-name="gr3" draw:text-style-name="P6" draw:layer="layout" svg:width="9.066cm" svg:height="1.199cm" svg:x="8.734cm" svg:y="3.6cm">
          <draw:text-box>
            <text:p text:style-name="P5"><text:span text:style-name="T9">Essa resolução pode ser modificada. A unidade é em “pixels”.</text:span></text:p>
          </draw:text-box>
        </draw:frame>
        <draw:line draw:style-name="gr4" draw:text-style-name="P7" draw:layer="layout" svg:x1="6.6cm" svg:y1="5cm" svg:x2="8.734cm" svg:y2="4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2">Aula 02</text:span></text:p>
            <text:p><text:span text:style-name="T10">Capturando os primeiros evento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custom-shape draw:style-name="gr5" draw:text-style-name="P8" draw:layer="layout" svg:width="11.507cm" svg:height="8.4cm" svg:x="1.493cm" svg:y="4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8cm" svg:height="13.997cm" svg:x="1.493cm" svg:y="0.596cm">
          <draw:text-box>
            <text:p><text:span text:style-name="T3">#Aula 02 - Capturando os primeiros eventos</text:span></text:p>
            <text:p><text:span text:style-name="T5"/></text:p>
            <text:p><text:span text:style-name="T3">#...</text:span></text:p>
            <text:p><text:span text:style-name="T5"/></text:p>
            <text:p text:style-name="P9"><text:span text:style-name="T3">#atualiza tela</text:span></text:p>
            <text:p text:style-name="P9"><text:span text:style-name="T5">pygame</text:span><text:span text:style-name="T7">.</text:span><text:span text:style-name="T5">display</text:span><text:span text:style-name="T7">.</text:span><text:span text:style-name="T5">update()</text:span></text:p>
            <text:p text:style-name="P9"><text:span text:style-name="T5">pygame</text:span><text:span text:style-name="T7">.</text:span><text:span text:style-name="T5">display</text:span><text:span text:style-name="T7">.</text:span><text:span text:style-name="T5">set_caption(</text:span><text:span text:style-name="T8">"SESCOMP GAME"</text:span><text:span text:style-name="T5">)</text:span></text:p>
            <text:p><text:span text:style-name="T5"/></text:p>
            <text:p><text:span text:style-name="T3">#clock</text:span></text:p>
            <text:p><text:span text:style-name="T5">clock </text:span><text:span text:style-name="T7">=</text:span><text:span text:style-name="T5"> pygame</text:span><text:span text:style-name="T7">.</text:span><text:span text:style-name="T5">time</text:span><text:span text:style-name="T7">.</text:span><text:span text:style-name="T5">Clock()</text:span></text:p>
            <text:p><text:span text:style-name="T5"/></text:p>
            <text:p><text:span text:style-name="T3">####LOGICA PRINCIPAL</text:span></text:p>
            <text:p><text:span text:style-name="T5">fim </text:span><text:span text:style-name="T7">=</text:span><text:span text:style-name="T5"> </text:span><text:span text:style-name="T4">False</text:span></text:p>
            <text:p><text:span text:style-name="T3">#loop do jogo</text:span></text:p>
            <text:p><text:span text:style-name="T4">while</text:span><text:span text:style-name="T5"> </text:span><text:span text:style-name="T11">not</text:span><text:span text:style-name="T5"> fim:</text:span></text:p>
            <text:p><text:span text:style-name="T5"><text:tab/></text:span><text:span text:style-name="T3">#lendo uma lista de eventos [eve1,eve2,even3...]</text:span></text:p>
            <text:p><text:span text:style-name="T5"><text:tab/></text:span><text:span text:style-name="T4">for</text:span><text:span text:style-name="T5"> evento </text:span><text:span text:style-name="T11">in</text:span><text:span text:style-name="T5"> pygame</text:span><text:span text:style-name="T7">.</text:span><text:span text:style-name="T5">event</text:span><text:span text:style-name="T7">.</text:span><text:span text:style-name="T5">get():</text:span></text:p>
            <text:p><text:span text:style-name="T5"><text:tab/></text:span><text:span text:style-name="T5"><text:tab/></text:span><text:span text:style-name="T4">if</text:span><text:span text:style-name="T5"> evento</text:span><text:span text:style-name="T7">.</text:span><text:span text:style-name="T5">type </text:span><text:span text:style-name="T7">==</text:span><text:span text:style-name="T5"> pygame</text:span><text:span text:style-name="T7">.</text:span><text:span text:style-name="T5">QUIT:</text:span></text:p>
            <text:p><text:span text:style-name="T5"><text:tab/></text:span><text:span text:style-name="T5"><text:tab/></text:span><text:span text:style-name="T5"><text:tab/></text:span><text:span text:style-name="T5">fim </text:span><text:span text:style-name="T7">=</text:span><text:span text:style-name="T5"> </text:span><text:span text:style-name="T4">True</text:span></text:p>
            <text:p><text:span text:style-name="T5"><text:tab/></text:span><text:span text:style-name="T5"><text:tab/></text:span><text:span text:style-name="T3">#imprimindo evento</text:span></text:p>
            <text:p><text:span text:style-name="T5"><text:tab/></text:span><text:span text:style-name="T5"><text:tab/></text:span><text:span text:style-name="T4">print</text:span><text:span text:style-name="T5">(evento)</text:span></text:p>
            <text:p><text:span text:style-name="T5"><text:tab/></text:span><text:span text:style-name="T5">pygame</text:span><text:span text:style-name="T7">.</text:span><text:span text:style-name="T5">display</text:span><text:span text:style-name="T7">.</text:span><text:span text:style-name="T5">update()</text:span></text:p>
            <text:p><text:span text:style-name="T5"><text:tab/></text:span><text:span text:style-name="T5">clock</text:span><text:span text:style-name="T7">.</text:span><text:span text:style-name="T5">tick(</text:span><text:span text:style-name="T7">60</text:span><text:span text:style-name="T5">)</text:span></text:p>
            <text:p><text:span text:style-name="T5"/></text:p>
            <text:p><text:span text:style-name="T3">####FIM DA LOGICA PRINCIPAL</text:span></text:p>
            <text:p><text:span text:style-name="T5"/></text:p>
            <text:p><text:span text:style-name="T3">#fecha a tela e o jogo</text:span></text:p>
            <text:p><text:span text:style-name="T5">pygame</text:span><text:span text:style-name="T7">.</text:span><text:span text:style-name="T5">quit()</text:span></text:p>
            <text:p><text:span text:style-name="T5">quit()</text:span></text:p>
          </draw:text-box>
        </draw:frame>
        <draw:frame draw:style-name="gr7" draw:text-style-name="P6" draw:layer="layout" svg:width="9.066cm" svg:height="1.199cm" svg:x="14.334cm" svg:y="8.401cm">
          <draw:text-box>
            <text:p text:style-name="P5"><text:span text:style-name="T9">Capturando e exibindo todos os eventos que </text:span></text:p>
            <text:p text:style-name="P5"><text:span text:style-name="T9">ocorrem dentro da área da tela.</text:span></text:p>
          </draw:text-box>
        </draw:frame>
        <draw:line draw:style-name="gr4" draw:text-style-name="P7" draw:layer="layout" svg:x1="11.4cm" svg:y1="9.4cm" svg:x2="14.334cm" svg:y2="9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2">Aula 03</text:span></text:p>
            <text:p><text:span text:style-name="T10">Desenhar o heroi na tela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custom-shape draw:style-name="gr8" draw:text-style-name="P8" draw:layer="layout" svg:width="11.107cm" svg:height="9.528cm" svg:x="1.493cm" svg:y="4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8cm" svg:height="14.945cm" svg:x="1.493cm" svg:y="0.596cm">
          <draw:text-box>
            <text:p><text:span text:style-name="T3">#Aula 03 - Desenhar o heroi na tela </text:span></text:p>
            <text:p><text:span text:style-name="T5"/></text:p>
            <text:p><text:span text:style-name="T3">#,,,</text:span></text:p>
            <text:p><text:span text:style-name="T5"/></text:p>
            <text:p text:style-name="P9"><text:span text:style-name="T3">#clock</text:span></text:p>
            <text:p text:style-name="P9"><text:span text:style-name="T5">clock </text:span><text:span text:style-name="T7">=</text:span><text:span text:style-name="T5"> pygame</text:span><text:span text:style-name="T7">.</text:span><text:span text:style-name="T5">time</text:span><text:span text:style-name="T7">.</text:span><text:span text:style-name="T5">Clock()</text:span></text:p>
            <text:p text:style-name="P9"><text:span text:style-name="T5"/></text:p>
            <text:p text:style-name="P9"><text:span text:style-name="T3">#dados do heroi</text:span></text:p>
            <text:p text:style-name="P9"><text:span text:style-name="T5">heroi </text:span><text:span text:style-name="T7">=</text:span><text:span text:style-name="T5"> pygame</text:span><text:span text:style-name="T7">.</text:span><text:span text:style-name="T5">image</text:span><text:span text:style-name="T7">.</text:span><text:span text:style-name="T5">load(</text:span><text:span text:style-name="T8">"emoji.png"</text:span><text:span text:style-name="T5">)</text:span></text:p>
            <text:p text:style-name="P9"><text:span text:style-name="T5">hx </text:span><text:span text:style-name="T7">=</text:span><text:span text:style-name="T5"> </text:span><text:span text:style-name="T7">50</text:span></text:p>
            <text:p text:style-name="P9"><text:span text:style-name="T5">hy </text:span><text:span text:style-name="T7">=</text:span><text:span text:style-name="T5"> </text:span><text:span text:style-name="T7">50</text:span></text:p>
            <text:p text:style-name="P9"><text:span text:style-name="T5"/></text:p>
            <text:p text:style-name="P9"><text:span text:style-name="T3">####LOGICA PRINCIPAL</text:span></text:p>
            <text:p text:style-name="P9"><text:span text:style-name="T5">fim </text:span><text:span text:style-name="T7">=</text:span><text:span text:style-name="T5"> </text:span><text:span text:style-name="T4">False</text:span></text:p>
            <text:p text:style-name="P9"><text:span text:style-name="T3">#loop do jogo</text:span></text:p>
            <text:p text:style-name="P9"><text:span text:style-name="T4">while</text:span><text:span text:style-name="T5"> </text:span><text:span text:style-name="T11">not</text:span><text:span text:style-name="T5"> fim:</text:span></text:p>
            <text:p text:style-name="P9"><text:span text:style-name="T5"><text:tab/></text:span><text:span text:style-name="T3">#lendo uma lista de eventos [eve1,eve2,even3...]</text:span></text:p>
            <text:p text:style-name="P9"><text:span text:style-name="T5"><text:tab/></text:span><text:span text:style-name="T4">for</text:span><text:span text:style-name="T5"> evento </text:span><text:span text:style-name="T11">in</text:span><text:span text:style-name="T5"> pygame</text:span><text:span text:style-name="T7">.</text:span><text:span text:style-name="T5">event</text:span><text:span text:style-name="T7">.</text:span><text:span text:style-name="T5">get():</text:span></text:p>
            <text:p text:style-name="P9"><text:span text:style-name="T5"><text:tab/></text:span><text:span text:style-name="T5"><text:tab/></text:span><text:span text:style-name="T4">if</text:span><text:span text:style-name="T5"> evento</text:span><text:span text:style-name="T7">.</text:span><text:span text:style-name="T5">type </text:span><text:span text:style-name="T7">==</text:span><text:span text:style-name="T5"> pygame</text:span><text:span text:style-name="T7">.</text:span><text:span text:style-name="T5">QUIT:</text:span></text:p>
            <text:p text:style-name="P9"><text:span text:style-name="T5"><text:tab/></text:span><text:span text:style-name="T5"><text:tab/></text:span><text:span text:style-name="T5"><text:tab/></text:span><text:span text:style-name="T5">fim </text:span><text:span text:style-name="T7">=</text:span><text:span text:style-name="T5"> </text:span><text:span text:style-name="T4">True</text:span></text:p>
            <text:p text:style-name="P9"><text:span text:style-name="T5"><text:tab/></text:span><text:span text:style-name="T5"><text:tab/></text:span><text:span text:style-name="T3">#imprimindo evento</text:span></text:p>
            <text:p text:style-name="P9"><text:span text:style-name="T5"><text:tab/></text:span><text:span text:style-name="T5"><text:tab/></text:span><text:span text:style-name="T4">print</text:span><text:span text:style-name="T5">(evento)</text:span></text:p>
            <text:p text:style-name="P9"><text:span text:style-name="T5"><text:tab/></text:span><text:span text:style-name="T3">#apaga a tela</text:span></text:p>
            <text:p text:style-name="P9"><text:span text:style-name="T5"><text:tab/></text:span><text:span text:style-name="T5">gameDisplay</text:span><text:span text:style-name="T7">.</text:span><text:span text:style-name="T5">fill(branca)</text:span></text:p>
            <text:p text:style-name="P9"><text:span text:style-name="T5"><text:tab/></text:span><text:span text:style-name="T3">#desenha o heroi</text:span></text:p>
            <text:p text:style-name="P9"><text:span text:style-name="T5"><text:tab/></text:span><text:span text:style-name="T5">gameDisplay</text:span><text:span text:style-name="T7">.</text:span><text:span text:style-name="T5">blit(heroi,(hx,hy))</text:span></text:p>
            <text:p text:style-name="P9"><text:span text:style-name="T5"><text:tab/></text:span><text:span text:style-name="T3">#atualiza tela</text:span></text:p>
            <text:p text:style-name="P9"><text:span text:style-name="T5"><text:tab/></text:span><text:span text:style-name="T5">pygame</text:span><text:span text:style-name="T7">.</text:span><text:span text:style-name="T5">display</text:span><text:span text:style-name="T7">.</text:span><text:span text:style-name="T5">update()</text:span></text:p>
            <text:p text:style-name="P9"><text:span text:style-name="T5"><text:tab/></text:span><text:span text:style-name="T5">clock</text:span><text:span text:style-name="T7">.</text:span><text:span text:style-name="T5">tick(</text:span><text:span text:style-name="T7">60</text:span><text:span text:style-name="T5">)</text:span></text:p>
            <text:p text:style-name="P9"><text:span text:style-name="T5"/></text:p>
            <text:p text:style-name="P9"><text:span text:style-name="T3">####FIM DA LOGICA PRINCIPAL</text:span></text:p>
          </draw:text-box>
        </draw:frame>
        <draw:frame draw:style-name="gr3" draw:text-style-name="P6" draw:layer="layout" svg:width="9.066cm" svg:height="1.199cm" svg:x="13.6cm" svg:y="4.6cm">
          <draw:text-box>
            <text:p text:style-name="P5"><text:span text:style-name="T9">Posição em pixels do herói na tela. Eixo x e eixo y.</text:span></text:p>
          </draw:text-box>
        </draw:frame>
        <draw:frame draw:style-name="gr3" draw:text-style-name="P6" draw:layer="layout" svg:width="9.066cm" svg:height="1.199cm" svg:x="14.934cm" svg:y="12cm">
          <draw:text-box>
            <text:p text:style-name="P5"><text:span text:style-name="T9">Responsável em renderizar “emoji.png” na posição indicada por “hx” e “hy”.</text:span></text:p>
          </draw:text-box>
        </draw:frame>
        <draw:line draw:style-name="gr4" draw:text-style-name="P7" draw:layer="layout" svg:x1="9.6cm" svg:y1="5.4cm" svg:x2="13.6cm" svg:y2="5.2cm">
          <text:p/>
        </draw:line>
        <draw:line draw:style-name="gr4" draw:text-style-name="P7" draw:layer="layout" svg:x1="10cm" svg:y1="13cm" svg:x2="14.934cm" svg:y2="12.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2">Aula 04</text:span></text:p>
            <text:p><text:span text:style-name="T10">Andando para a esquerda e para <text:s/>direita (forma nao ideal)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custom-shape draw:style-name="gr10" draw:text-style-name="P8" draw:layer="layout" svg:width="9.4cm" svg:height="4.3cm" svg:x="2.8cm" svg:y="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507cm" svg:height="3cm" svg:x="1.493cm" svg:y="1.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8cm" svg:height="15.154cm" svg:x="1.493cm" svg:y="0.596cm">
          <draw:text-box>
            <text:p><text:span text:style-name="T12">#Aula 04 - Andando para a esquerda e para <text:s/>direita (forma nao ideal)</text:span></text:p>
            <text:p><text:span text:style-name="T13"/></text:p>
            <text:p><text:span text:style-name="T12">#FUNCOES DO JOGO</text:span></text:p>
            <text:p><text:span text:style-name="T14">def</text:span><text:span text:style-name="T13"> </text:span><text:span text:style-name="T15">apaga_tela</text:span><text:span text:style-name="T13">():</text:span></text:p>
            <text:p><text:span text:style-name="T13"><text:tab/></text:span><text:span text:style-name="T13">gameDisplay</text:span><text:span text:style-name="T16">.</text:span><text:span text:style-name="T13">fill(branca)</text:span></text:p>
            <text:p><text:span text:style-name="T13"/></text:p>
            <text:p><text:span text:style-name="T14">def</text:span><text:span text:style-name="T13"> </text:span><text:span text:style-name="T15">desenha_heroi</text:span><text:span text:style-name="T13">(x,y):</text:span></text:p>
            <text:p><text:span text:style-name="T13"><text:tab/></text:span><text:span text:style-name="T13">gameDisplay</text:span><text:span text:style-name="T16">.</text:span><text:span text:style-name="T13">blit(heroi,(x,y))</text:span></text:p>
            <text:p><text:span text:style-name="T13"/></text:p>
            <text:p><text:span text:style-name="T12">####LOGICA PRINCIPAL</text:span></text:p>
            <text:p><text:span text:style-name="T13">fim </text:span><text:span text:style-name="T16">=</text:span><text:span text:style-name="T13"> </text:span><text:span text:style-name="T14">False</text:span></text:p>
            <text:p><text:span text:style-name="T12">#loop do jogo</text:span></text:p>
            <text:p><text:span text:style-name="T14">while</text:span><text:span text:style-name="T13"> </text:span><text:span text:style-name="T17">not</text:span><text:span text:style-name="T13"> fim:</text:span></text:p>
            <text:p><text:span text:style-name="T13"><text:tab/></text:span><text:span text:style-name="T12">#lendo uma lista de eventos [eve1,eve2,even3...]</text:span></text:p>
            <text:p><text:span text:style-name="T13"><text:tab/></text:span><text:span text:style-name="T14">for</text:span><text:span text:style-name="T13"> evento </text:span><text:span text:style-name="T17">in</text:span><text:span text:style-name="T13"> pygame</text:span><text:span text:style-name="T16">.</text:span><text:span text:style-name="T13">event</text:span><text:span text:style-name="T16">.</text:span><text:span text:style-name="T13">get():</text:span></text:p>
            <text:p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type </text:span><text:span text:style-name="T16">==</text:span><text:span text:style-name="T13"> pygame</text:span><text:span text:style-name="T16">.</text:span><text:span text:style-name="T13">QUIT:</text:span></text:p>
            <text:p><text:span text:style-name="T13"><text:tab/></text:span><text:span text:style-name="T13"><text:tab/></text:span><text:span text:style-name="T13"><text:tab/></text:span><text:span text:style-name="T13">fim </text:span><text:span text:style-name="T16">=</text:span><text:span text:style-name="T13"> </text:span><text:span text:style-name="T14">True</text:span></text:p>
            <text:p><text:span text:style-name="T13"><text:tab/></text:span><text:span text:style-name="T13"><text:tab/></text:span><text:span text:style-name="T12">#imprimindo evento</text:span></text:p>
            <text:p><text:span text:style-name="T13"><text:tab/></text:span><text:span text:style-name="T13"><text:tab/></text:span><text:span text:style-name="T14">print</text:span><text:span text:style-name="T13">(evento)</text:span></text:p>
            <text:p><text:span text:style-name="T13"><text:tab/></text:span><text:span text:style-name="T13"><text:tab/></text:span><text:span text:style-name="T12">#evento do teclado</text:span></text:p>
            <text:p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type </text:span><text:span text:style-name="T16">==</text:span><text:span text:style-name="T13"> pygame</text:span><text:span text:style-name="T16">.</text:span><text:span text:style-name="T13">KEYDOWN:</text:span></text:p>
            <text:p><text:span text:style-name="T13"><text:tab/></text:span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LEFT: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hx </text:span><text:span text:style-name="T16">=</text:span><text:span text:style-name="T13"> hx </text:span><text:span text:style-name="T16">-</text:span><text:span text:style-name="T13"> </text:span><text:span text:style-name="T16">5</text:span></text:p>
            <text:p><text:span text:style-name="T13"><text:tab/></text:span><text:span text:style-name="T13"><text:tab/></text:span><text:span text:style-name="T13"><text:tab/></text:span><text:span text:style-name="T14">elif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RIGHT: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hx </text:span><text:span text:style-name="T16">=</text:span><text:span text:style-name="T13"> hx </text:span><text:span text:style-name="T16">+</text:span><text:span text:style-name="T13"> </text:span><text:span text:style-name="T16">5</text:span></text:p>
            <text:p><text:span text:style-name="T13"><text:tab/></text:span><text:span text:style-name="T12">#apaga a tela</text:span></text:p>
            <text:p><text:span text:style-name="T13"><text:tab/></text:span><text:span text:style-name="T13">apaga_tela()</text:span></text:p>
            <text:p><text:span text:style-name="T13"><text:tab/></text:span><text:span text:style-name="T12">#desenha o heroi</text:span></text:p>
            <text:p><text:span text:style-name="T13"><text:tab/></text:span><text:span text:style-name="T13">desenha_heroi(hx,hy)</text:span></text:p>
            <text:p><text:span text:style-name="T13"><text:tab/></text:span><text:span text:style-name="T12">#atualiza tela</text:span></text:p>
            <text:p><text:span text:style-name="T13"><text:tab/></text:span><text:span text:style-name="T13">pygame</text:span><text:span text:style-name="T16">.</text:span><text:span text:style-name="T13">display</text:span><text:span text:style-name="T16">.</text:span><text:span text:style-name="T13">update()</text:span></text:p>
            <text:p><text:span text:style-name="T13"><text:tab/></text:span><text:span text:style-name="T13">clock</text:span><text:span text:style-name="T16">.</text:span><text:span text:style-name="T13">tick(</text:span><text:span text:style-name="T16">60</text:span><text:span text:style-name="T13">)</text:span></text:p>
            <text:p><text:span text:style-name="T13"/></text:p>
            <text:p><text:span text:style-name="T12">####FIM DA LOGICA PRINCIPAL</text:span></text:p>
          </draw:text-box>
        </draw:frame>
        <draw:frame draw:style-name="gr3" draw:text-style-name="P6" draw:layer="layout" svg:width="9.066cm" svg:height="2.147cm" svg:x="14.334cm" svg:y="9.4cm">
          <draw:text-box>
            <text:p text:style-name="P5"><text:span text:style-name="T9">Nessa abordagem o herói apenas se move quando a tecla é pressionada. No entanto, queremos que ele se mova ENQUANTO a tecla continua pressionada.</text:span></text:p>
          </draw:text-box>
        </draw:frame>
        <draw:line draw:style-name="gr4" draw:text-style-name="P7" draw:layer="layout" svg:x1="12.6cm" svg:y1="10.6cm" svg:x2="14.334cm" svg:y2="10.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2">Aula 05</text:span></text:p>
            <text:p><text:span text:style-name="T2">Andando para a esquerda e para <text:s/>direita (forma ideal)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custom-shape draw:style-name="gr13" draw:text-style-name="P8" draw:layer="layout" svg:width="4.4cm" svg:height="1.4cm" svg:x="19.2cm" svg:y="2.3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3.707cm" svg:height="3.5cm" svg:x="4.093cm" svg:y="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107cm" svg:height="1cm" svg:x="1.493cm" svg:y="2.4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6.707cm" svg:height="13.604cm" svg:x="1.493cm" svg:y="0.596cm">
          <draw:text-box>
            <text:p><text:span text:style-name="T12">#dados do heroi</text:span></text:p>
            <text:p><text:span text:style-name="T13">heroi </text:span><text:span text:style-name="T16">=</text:span><text:span text:style-name="T13"> pygame</text:span><text:span text:style-name="T16">.</text:span><text:span text:style-name="T13">image</text:span><text:span text:style-name="T16">.</text:span><text:span text:style-name="T13">load(</text:span><text:span text:style-name="T18">"emoji.png"</text:span><text:span text:style-name="T13">)</text:span></text:p>
            <text:p><text:span text:style-name="T13">hx </text:span><text:span text:style-name="T16">=</text:span><text:span text:style-name="T13"> </text:span><text:span text:style-name="T16">50</text:span></text:p>
            <text:p><text:span text:style-name="T13">hy </text:span><text:span text:style-name="T16">=</text:span><text:span text:style-name="T13"> </text:span><text:span text:style-name="T16">50</text:span></text:p>
            <text:p><text:span text:style-name="T13">hx_change </text:span><text:span text:style-name="T16">=</text:span><text:span text:style-name="T13"> </text:span><text:span text:style-name="T16">0</text:span></text:p>
            <text:p><text:span text:style-name="T13">hy_change </text:span><text:span text:style-name="T16">=</text:span><text:span text:style-name="T13"> </text:span><text:span text:style-name="T16">0</text:span></text:p>
            <text:p><text:span text:style-name="T12">#...</text:span></text:p>
            <text:p><text:span text:style-name="T12">####LOGICA PRINCIPAL</text:span></text:p>
            <text:p><text:span text:style-name="T13">fim </text:span><text:span text:style-name="T16">=</text:span><text:span text:style-name="T13"> </text:span><text:span text:style-name="T14">False</text:span></text:p>
            <text:p><text:span text:style-name="T12">#loop do jogo</text:span></text:p>
            <text:p><text:span text:style-name="T14">while</text:span><text:span text:style-name="T13"> </text:span><text:span text:style-name="T17">not</text:span><text:span text:style-name="T13"> fim:</text:span></text:p>
            <text:p><text:span text:style-name="T13"><text:tab/></text:span><text:span text:style-name="T12">#lendo uma lista de eventos [eve1,eve2,even3...]</text:span></text:p>
            <text:p><text:span text:style-name="T13"><text:tab/></text:span><text:span text:style-name="T14">for</text:span><text:span text:style-name="T13"> evento </text:span><text:span text:style-name="T17">in</text:span><text:span text:style-name="T13"> pygame</text:span><text:span text:style-name="T16">.</text:span><text:span text:style-name="T13">event</text:span><text:span text:style-name="T16">.</text:span><text:span text:style-name="T13">get():</text:span></text:p>
            <text:p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type </text:span><text:span text:style-name="T16">==</text:span><text:span text:style-name="T13"> pygame</text:span><text:span text:style-name="T16">.</text:span><text:span text:style-name="T13">QUIT:</text:span></text:p>
            <text:p><text:span text:style-name="T13"><text:tab/></text:span><text:span text:style-name="T13"><text:tab/></text:span><text:span text:style-name="T13"><text:tab/></text:span><text:span text:style-name="T13">fim </text:span><text:span text:style-name="T16">=</text:span><text:span text:style-name="T13"> </text:span><text:span text:style-name="T14">True</text:span></text:p>
            <text:p><text:span text:style-name="T13"><text:tab/></text:span><text:span text:style-name="T13"><text:tab/></text:span><text:span text:style-name="T12">#imprimindo evento</text:span></text:p>
            <text:p><text:span text:style-name="T13"><text:tab/></text:span><text:span text:style-name="T13"><text:tab/></text:span><text:span text:style-name="T14">print</text:span><text:span text:style-name="T13">(evento)</text:span></text:p>
            <text:p><text:span text:style-name="T13"><text:tab/></text:span><text:span text:style-name="T13"><text:tab/></text:span><text:span text:style-name="T12">#evento do teclado</text:span></text:p>
            <text:p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type </text:span><text:span text:style-name="T16">==</text:span><text:span text:style-name="T13"> pygame</text:span><text:span text:style-name="T16">.</text:span><text:span text:style-name="T13">KEYDOWN:</text:span></text:p>
            <text:p><text:span text:style-name="T13"><text:tab/></text:span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LEFT: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hx_change </text:span><text:span text:style-name="T16">=</text:span><text:span text:style-name="T13"> </text:span><text:span text:style-name="T16">-5</text:span></text:p>
            <text:p><text:span text:style-name="T13"><text:tab/></text:span><text:span text:style-name="T13"><text:tab/></text:span><text:span text:style-name="T13"><text:tab/></text:span><text:span text:style-name="T14">elif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RIGHT: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hx_change </text:span><text:span text:style-name="T16">=</text:span><text:span text:style-name="T13"> </text:span><text:span text:style-name="T16">5</text:span></text:p>
            <text:p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type </text:span><text:span text:style-name="T16">==</text:span><text:span text:style-name="T13"> pygame</text:span><text:span text:style-name="T16">.</text:span><text:span text:style-name="T13">KEYUP:</text:span></text:p>
            <text:p><text:span text:style-name="T13"><text:tab/></text:span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LEFT </text:span><text:span text:style-name="T17">or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RIGHT: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hx_change </text:span><text:span text:style-name="T16">=</text:span><text:span text:style-name="T13"> </text:span><text:span text:style-name="T16">0</text:span></text:p>
            <text:p><text:span text:style-name="T13"><text:tab/></text:span><text:span text:style-name="T13"><text:tab/></text:span><text:span text:style-name="T13"><text:tab/></text:span></text:p>
            <text:p><text:span text:style-name="T13"><text:tab/></text:span></text:p>
            <text:p><text:span text:style-name="T13"/></text:p>
          </draw:text-box>
        </draw:frame>
        <draw:frame draw:style-name="gr17" draw:text-style-name="P11" draw:layer="layout" svg:width="6.8cm" svg:height="5.867cm" svg:x="19.2cm" svg:y="1cm">
          <draw:text-box>
            <text:p text:style-name="P9"><text:span text:style-name="T12">#apaga a tela</text:span></text:p>
            <text:p text:style-name="P9"><text:span text:style-name="T13">apaga_tela()</text:span></text:p>
            <text:p text:style-name="P9"><text:span text:style-name="T12">#desenha o heroi</text:span></text:p>
            <text:p text:style-name="P9"><text:span text:style-name="T13">hx </text:span><text:span text:style-name="T16">=</text:span><text:span text:style-name="T13"> hx </text:span><text:span text:style-name="T16">+</text:span><text:span text:style-name="T13"> hx_change</text:span></text:p>
            <text:p text:style-name="P9"><text:span text:style-name="T13">hy </text:span><text:span text:style-name="T16">=</text:span><text:span text:style-name="T13"> hy </text:span><text:span text:style-name="T16">+</text:span><text:span text:style-name="T13"> hy_change</text:span></text:p>
            <text:p text:style-name="P9"><text:span text:style-name="T13">desenha_heroi(hx,hy)</text:span></text:p>
            <text:p text:style-name="P9"><text:span text:style-name="T12">#atualiza tela</text:span></text:p>
            <text:p text:style-name="P9"><text:span text:style-name="T13">pygame</text:span><text:span text:style-name="T16">.</text:span><text:span text:style-name="T13">display</text:span><text:span text:style-name="T16">.</text:span><text:span text:style-name="T13">update()</text:span></text:p>
            <text:p text:style-name="P9"><text:span text:style-name="T13">clock</text:span><text:span text:style-name="T16">.</text:span><text:span text:style-name="T13">tick(</text:span><text:span text:style-name="T16">60</text:span><text:span text:style-name="T13">)</text:span></text:p>
            <text:p text:style-name="P9"><text:span text:style-name="T13"/></text:p>
            <text:p><text:span text:style-name="T12">####FIM DA LOGICA PRINCIPAL</text:span></text:p>
            <text:p><text:span text:style-name="T12"/></text:p>
            <text:p><text:span text:style-name="T12">#...</text:span></text:p>
          </draw:text-box>
        </draw:frame>
        <draw:frame draw:style-name="gr3" draw:text-style-name="P6" draw:layer="layout" svg:width="9.066cm" svg:height="2.147cm" svg:x="9.234cm" svg:y="1.953cm">
          <draw:text-box>
            <text:p text:style-name="P5"><text:span text:style-name="T19">Nessa abordagem o herói ENQUANTO a tecla continua pressionada. Para conseguirmos tal efeito, precisamos capturar o evento </text:span><text:span text:style-name="T20">KEYDOWN.</text:span><text:span text:style-name="T21"> </text:span></text:p>
          </draw:text-box>
        </draw:frame>
        <draw:line draw:style-name="gr4" draw:text-style-name="P7" draw:layer="layout" svg:x1="13.4cm" svg:y1="8cm" svg:x2="13.4cm" svg:y2="4.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2"/></text:p>
            <text:p><text:span text:style-name="T2">Aula 06</text:span></text:p>
            <text:p><text:span text:style-name="T2">Andando para a esquerda e para <text:s/>direita, cima e baixo (forma ideal)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custom-shape draw:style-name="gr18" draw:text-style-name="P8" draw:layer="layout" svg:width="12.2cm" svg:height="0.916cm" svg:x="5.2cm" svg:y="13.6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7cm" svg:height="1.4cm" svg:x="5.2cm" svg:y="10.6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6.707cm" svg:height="15.154cm" svg:x="1.493cm" svg:y="0.596cm">
          <draw:text-box>
            <text:p><text:span text:style-name="T12">#dados do heroi</text:span></text:p>
            <text:p><text:span text:style-name="T13">heroi </text:span><text:span text:style-name="T16">=</text:span><text:span text:style-name="T13"> pygame</text:span><text:span text:style-name="T16">.</text:span><text:span text:style-name="T13">image</text:span><text:span text:style-name="T16">.</text:span><text:span text:style-name="T13">load(</text:span><text:span text:style-name="T18">"emoji.png"</text:span><text:span text:style-name="T13">)</text:span></text:p>
            <text:p><text:span text:style-name="T13">hx </text:span><text:span text:style-name="T16">=</text:span><text:span text:style-name="T13"> </text:span><text:span text:style-name="T16">50</text:span></text:p>
            <text:p><text:span text:style-name="T13">hy </text:span><text:span text:style-name="T16">=</text:span><text:span text:style-name="T13"> </text:span><text:span text:style-name="T16">50</text:span></text:p>
            <text:p><text:span text:style-name="T13">hx_change </text:span><text:span text:style-name="T16">=</text:span><text:span text:style-name="T13"> </text:span><text:span text:style-name="T16">0</text:span></text:p>
            <text:p><text:span text:style-name="T13">hy_change </text:span><text:span text:style-name="T16">=</text:span><text:span text:style-name="T13"> </text:span><text:span text:style-name="T16">0</text:span></text:p>
            <text:p><text:span text:style-name="T12">#...</text:span></text:p>
            <text:p><text:span text:style-name="T12">####LOGICA PRINCIPAL</text:span></text:p>
            <text:p><text:span text:style-name="T13">fim </text:span><text:span text:style-name="T16">=</text:span><text:span text:style-name="T13"> </text:span><text:span text:style-name="T14">False</text:span></text:p>
            <text:p><text:span text:style-name="T12">#loop do jogo</text:span></text:p>
            <text:p><text:span text:style-name="T14">while</text:span><text:span text:style-name="T13"> </text:span><text:span text:style-name="T17">not</text:span><text:span text:style-name="T13"> fim:</text:span></text:p>
            <text:p><text:span text:style-name="T13"><text:tab/></text:span><text:span text:style-name="T12">#lendo uma lista de eventos [eve1,eve2,even3...]</text:span></text:p>
            <text:p><text:span text:style-name="T13"><text:tab/></text:span><text:span text:style-name="T14">for</text:span><text:span text:style-name="T13"> evento </text:span><text:span text:style-name="T17">in</text:span><text:span text:style-name="T13"> pygame</text:span><text:span text:style-name="T16">.</text:span><text:span text:style-name="T13">event</text:span><text:span text:style-name="T16">.</text:span><text:span text:style-name="T13">get():</text:span></text:p>
            <text:p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type </text:span><text:span text:style-name="T16">==</text:span><text:span text:style-name="T13"> pygame</text:span><text:span text:style-name="T16">.</text:span><text:span text:style-name="T13">QUIT:</text:span></text:p>
            <text:p><text:span text:style-name="T13"><text:tab/></text:span><text:span text:style-name="T13"><text:tab/></text:span><text:span text:style-name="T13"><text:tab/></text:span><text:span text:style-name="T13">fim </text:span><text:span text:style-name="T16">=</text:span><text:span text:style-name="T13"> </text:span><text:span text:style-name="T14">True</text:span></text:p>
            <text:p><text:span text:style-name="T13"><text:tab/></text:span><text:span text:style-name="T13"><text:tab/></text:span><text:span text:style-name="T12">#imprimindo evento</text:span></text:p>
            <text:p><text:span text:style-name="T13"><text:tab/></text:span><text:span text:style-name="T13"><text:tab/></text:span><text:span text:style-name="T14">print</text:span><text:span text:style-name="T13">(evento)</text:span></text:p>
            <text:p><text:span text:style-name="T13"><text:tab/></text:span><text:span text:style-name="T13"><text:tab/></text:span><text:span text:style-name="T12">#evento do teclado</text:span></text:p>
            <text:p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type </text:span><text:span text:style-name="T16">==</text:span><text:span text:style-name="T13"> pygame</text:span><text:span text:style-name="T16">.</text:span><text:span text:style-name="T13">KEYDOWN:</text:span></text:p>
            <text:p><text:span text:style-name="T13"><text:tab/></text:span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LEFT: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hx_change </text:span><text:span text:style-name="T16">=</text:span><text:span text:style-name="T13"> </text:span><text:span text:style-name="T16">-5</text:span></text:p>
            <text:p><text:span text:style-name="T13"><text:tab/></text:span><text:span text:style-name="T13"><text:tab/></text:span><text:span text:style-name="T13"><text:tab/></text:span><text:span text:style-name="T14">elif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RIGHT: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hx_change </text:span><text:span text:style-name="T16">=</text:span><text:span text:style-name="T13"> </text:span><text:span text:style-name="T16">5</text:span></text:p>
            <text:p><text:span text:style-name="T13"><text:tab/></text:span><text:span text:style-name="T13"><text:tab/></text:span><text:span text:style-name="T13"><text:tab/></text:span><text:span text:style-name="T14">elif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UP: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hy_change </text:span><text:span text:style-name="T16">=</text:span><text:span text:style-name="T13"> </text:span><text:span text:style-name="T16">-5</text:span></text:p>
            <text:p><text:span text:style-name="T13"><text:tab/></text:span><text:span text:style-name="T13"><text:tab/></text:span><text:span text:style-name="T13"><text:tab/></text:span><text:span text:style-name="T14">elif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DOWN: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hy_change </text:span><text:span text:style-name="T16">=</text:span><text:span text:style-name="T13"> </text:span><text:span text:style-name="T16">5</text:span></text:p>
            <text:p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type </text:span><text:span text:style-name="T16">==</text:span><text:span text:style-name="T13"> pygame</text:span><text:span text:style-name="T16">.</text:span><text:span text:style-name="T13">KEYUP:</text:span></text:p>
            <text:p><text:span text:style-name="T13"><text:tab/></text:span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LEFT </text:span><text:span text:style-name="T17">or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RIGHT: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hx_change </text:span><text:span text:style-name="T16">=</text:span><text:span text:style-name="T13"> </text:span><text:span text:style-name="T16">0</text:span></text:p>
            <text:p><text:span text:style-name="T13"><text:tab/></text:span><text:span text:style-name="T13"><text:tab/></text:span><text:span text:style-name="T13"><text:tab/></text:span><text:span text:style-name="T14">if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UP </text:span><text:span text:style-name="T17">or</text:span><text:span text:style-name="T13"> evento</text:span><text:span text:style-name="T16">.</text:span><text:span text:style-name="T13">key </text:span><text:span text:style-name="T16">==</text:span><text:span text:style-name="T13"> pygame</text:span><text:span text:style-name="T16">.</text:span><text:span text:style-name="T13">K_DOWN: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hy_change </text:span><text:span text:style-name="T16">=</text:span><text:span text:style-name="T13"> </text:span><text:span text:style-name="T16">0</text:span></text:p>
            <text:p><text:span text:style-name="T13"><text:tab/></text:span></text:p>
            <text:p><text:span text:style-name="T13"/></text:p>
          </draw:text-box>
        </draw:frame>
        <draw:frame draw:style-name="gr20" draw:text-style-name="P11" draw:layer="layout" svg:width="6.8cm" svg:height="5.867cm" svg:x="19.2cm" svg:y="1cm">
          <draw:text-box>
            <text:p text:style-name="P9"><text:span text:style-name="T12">#apaga a tela</text:span></text:p>
            <text:p text:style-name="P9"><text:span text:style-name="T13">apaga_tela()</text:span></text:p>
            <text:p text:style-name="P9"><text:span text:style-name="T12">#desenha o heroi</text:span></text:p>
            <text:p text:style-name="P9"><text:span text:style-name="T13">hx </text:span><text:span text:style-name="T16">=</text:span><text:span text:style-name="T13"> hx </text:span><text:span text:style-name="T16">+</text:span><text:span text:style-name="T13"> hx_change</text:span></text:p>
            <text:p text:style-name="P9"><text:span text:style-name="T13">hy </text:span><text:span text:style-name="T16">=</text:span><text:span text:style-name="T13"> hy </text:span><text:span text:style-name="T16">+</text:span><text:span text:style-name="T13"> hy_change</text:span></text:p>
            <text:p text:style-name="P9"><text:span text:style-name="T13">desenha_heroi(hx,hy)</text:span></text:p>
            <text:p text:style-name="P9"><text:span text:style-name="T12">#atualiza tela</text:span></text:p>
            <text:p text:style-name="P9"><text:span text:style-name="T13">pygame</text:span><text:span text:style-name="T16">.</text:span><text:span text:style-name="T13">display</text:span><text:span text:style-name="T16">.</text:span><text:span text:style-name="T13">update()</text:span></text:p>
            <text:p text:style-name="P9"><text:span text:style-name="T13">clock</text:span><text:span text:style-name="T16">.</text:span><text:span text:style-name="T13">tick(</text:span><text:span text:style-name="T16">60</text:span><text:span text:style-name="T13">)</text:span></text:p>
            <text:p text:style-name="P9"><text:span text:style-name="T13"/></text:p>
            <text:p><text:span text:style-name="T12">####FIM DA LOGICA PRINCIPAL</text:span></text:p>
          </draw:text-box>
        </draw:frame>
        <draw:frame draw:style-name="gr3" draw:text-style-name="P6" draw:layer="layout" svg:width="9.066cm" svg:height="1.199cm" svg:x="15.4cm" svg:y="8.801cm">
          <draw:text-box>
            <text:p text:style-name="P5"><text:span text:style-name="T9">Mesma lógica do slide anterior mas agora para as outras duas direções restantes.</text:span></text:p>
          </draw:text-box>
        </draw:frame>
        <draw:line draw:style-name="gr4" draw:text-style-name="P7" draw:layer="layout" svg:x1="14cm" svg:y1="11.8cm" svg:x2="16.2cm" svg:y2="10.6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2">Aula 07</text:span></text:p>
            <text:p><text:span text:style-name="T2">Incluindo limites na tela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draw:style-name="gr12" draw:text-style-name="P10" draw:layer="layout" svg:width="14.707cm" svg:height="15.154cm" svg:x="1.493cm" svg:y="0.596cm">
          <draw:text-box>
            <text:p><text:span text:style-name="T12">#cores</text:span></text:p>
            <text:p><text:span text:style-name="T13">branca </text:span><text:span text:style-name="T16">=</text:span><text:span text:style-name="T13"> (</text:span><text:span text:style-name="T16">255</text:span><text:span text:style-name="T13">,</text:span><text:span text:style-name="T16">255</text:span><text:span text:style-name="T13">,</text:span><text:span text:style-name="T16">255</text:span><text:span text:style-name="T13">)</text:span></text:p>
            <text:p><text:span text:style-name="T13">preto </text:span><text:span text:style-name="T16">=</text:span><text:span text:style-name="T13"> (</text:span><text:span text:style-name="T16">0</text:span><text:span text:style-name="T13">,</text:span><text:span text:style-name="T16">0</text:span><text:span text:style-name="T13">,</text:span><text:span text:style-name="T16">0</text:span><text:span text:style-name="T13">)</text:span></text:p>
            <text:p><text:span text:style-name="T13"/></text:p>
            <text:p><text:span text:style-name="T12">#...</text:span></text:p>
            <text:p><text:span text:style-name="T12">#FUNCOES DO JOGO</text:span></text:p>
            <text:p><text:span text:style-name="T12">#...</text:span></text:p>
            <text:p><text:span text:style-name="T14">def</text:span><text:span text:style-name="T13"> </text:span><text:span text:style-name="T15">desenha_limites</text:span><text:span text:style-name="T13">():</text:span></text:p>
            <text:p><text:span text:style-name="T13"><text:tab/></text:span><text:span text:style-name="T13">pygame</text:span><text:span text:style-name="T16">.</text:span><text:span text:style-name="T13">draw</text:span><text:span text:style-name="T16">.</text:span><text:span text:style-name="T13">line(gameDisplay,preto,(</text:span><text:span text:style-name="T16">20</text:span><text:span text:style-name="T13">,</text:span><text:span text:style-name="T16">20</text:span><text:span text:style-name="T13">),(display_width</text:span><text:span text:style-name="T16">-20</text:span><text:span text:style-name="T13">,</text:span><text:span text:style-name="T16">20</text:span><text:span text:style-name="T13">),</text:span><text:span text:style-name="T16">1</text:span><text:span text:style-name="T13">)</text:span></text:p>
            <text:p><text:span text:style-name="T13"><text:tab/></text:span><text:span text:style-name="T13">pygame</text:span><text:span text:style-name="T16">.</text:span><text:span text:style-name="T13">draw</text:span><text:span text:style-name="T16">.</text:span><text:span text:style-name="T13">line(gameDisplay,preto,(</text:span><text:span text:style-name="T16">20</text:span><text:span text:style-name="T13">,</text:span><text:span text:style-name="T16">20</text:span><text:span text:style-name="T13">),(</text:span><text:span text:style-name="T16">20</text:span><text:span text:style-name="T13">,display_height</text:span><text:span text:style-name="T16">-20</text:span><text:span text:style-name="T13">),</text:span><text:span text:style-name="T16">1</text:span><text:span text:style-name="T13">)</text:span></text:p>
            <text:p><text:span text:style-name="T13"><text:tab/></text:span><text:span text:style-name="T13">pygame</text:span><text:span text:style-name="T16">.</text:span><text:span text:style-name="T13">draw</text:span><text:span text:style-name="T16">.</text:span><text:span text:style-name="T13">line(gameDisplay,preto,(</text:span><text:span text:style-name="T16">20</text:span><text:span text:style-name="T13">,display_height</text:span><text:span text:style-name="T16">-20</text:span><text:span text:style-name="T13">),</text:span></text:p>
            <text:p><text:span text:style-name="T13"><text:tab/></text:span><text:span text:style-name="T13"><text:tab/></text:span><text:span text:style-name="T13">(display_width</text:span><text:span text:style-name="T16">-20</text:span><text:span text:style-name="T13">,display_height</text:span><text:span text:style-name="T16">-20</text:span><text:span text:style-name="T13">),</text:span><text:span text:style-name="T16">1</text:span><text:span text:style-name="T13">)</text:span></text:p>
            <text:p><text:span text:style-name="T13"><text:tab/></text:span><text:span text:style-name="T13">pygame</text:span><text:span text:style-name="T16">.</text:span><text:span text:style-name="T13">draw</text:span><text:span text:style-name="T16">.</text:span><text:span text:style-name="T13">line(gameDisplay,preto,(display_width</text:span><text:span text:style-name="T16">-20</text:span><text:span text:style-name="T13">,</text:span><text:span text:style-name="T16">20</text:span><text:span text:style-name="T13">),</text:span></text:p>
            <text:p><text:span text:style-name="T13"><text:tab/></text:span><text:span text:style-name="T13"><text:tab/></text:span><text:span text:style-name="T13">(display_width</text:span><text:span text:style-name="T16">-20</text:span><text:span text:style-name="T13">,display_height</text:span><text:span text:style-name="T16">-20</text:span><text:span text:style-name="T13">),</text:span><text:span text:style-name="T16">1</text:span><text:span text:style-name="T13">)</text:span></text:p>
            <text:p><text:span text:style-name="T13"/></text:p>
            <text:p><text:span text:style-name="T14">def</text:span><text:span text:style-name="T13"> </text:span><text:span text:style-name="T15">ultrapassou_limiteX</text:span><text:span text:style-name="T13">(meuX_futuro):</text:span></text:p>
            <text:p><text:span text:style-name="T13"><text:tab/></text:span><text:span text:style-name="T14">if</text:span><text:span text:style-name="T13"> meuX_futuro</text:span><text:span text:style-name="T16">&lt;20</text:span><text:span text:style-name="T13"> </text:span><text:span text:style-name="T17">or</text:span><text:span text:style-name="T13"> meuX_futuro</text:span><text:span text:style-name="T16">&gt;</text:span><text:span text:style-name="T13">display_width</text:span><text:span text:style-name="T16">-45</text:span><text:span text:style-name="T13">:</text:span></text:p>
            <text:p><text:span text:style-name="T13"><text:tab/></text:span><text:span text:style-name="T13"><text:tab/></text:span><text:span text:style-name="T14">return</text:span><text:span text:style-name="T13"> </text:span><text:span text:style-name="T14">True</text:span></text:p>
            <text:p><text:span text:style-name="T13"><text:tab/></text:span><text:span text:style-name="T14">return</text:span><text:span text:style-name="T13"> </text:span><text:span text:style-name="T14">False</text:span></text:p>
            <text:p><text:span text:style-name="T13"/></text:p>
            <text:p><text:span text:style-name="T14">def</text:span><text:span text:style-name="T13"> </text:span><text:span text:style-name="T15">ultrapassou_limiteY</text:span><text:span text:style-name="T13">(meuY_futuro):</text:span></text:p>
            <text:p><text:span text:style-name="T13"><text:tab/></text:span><text:span text:style-name="T14">if</text:span><text:span text:style-name="T13"> meuY_futuro</text:span><text:span text:style-name="T16">&lt;20</text:span><text:span text:style-name="T13"> </text:span><text:span text:style-name="T17">or</text:span><text:span text:style-name="T13"> meuY_futuro</text:span><text:span text:style-name="T16">&gt;</text:span><text:span text:style-name="T13">display_height</text:span><text:span text:style-name="T16">-45</text:span><text:span text:style-name="T13">:</text:span></text:p>
            <text:p><text:span text:style-name="T13"><text:tab/></text:span><text:span text:style-name="T13"><text:tab/></text:span><text:span text:style-name="T14">return</text:span><text:span text:style-name="T13"> </text:span><text:span text:style-name="T14">True</text:span></text:p>
            <text:p><text:span text:style-name="T13"><text:tab/></text:span><text:span text:style-name="T14">return</text:span><text:span text:style-name="T13"> </text:span><text:span text:style-name="T14">False</text:span></text:p>
            <text:p><text:span text:style-name="T13"/></text:p>
            <text:p><text:span text:style-name="T12">#…</text:span></text:p>
            <text:p><text:span text:style-name="T13"><text:tab/></text:span><text:span text:style-name="T12">#apaga a tela</text:span></text:p>
            <text:p><text:span text:style-name="T13"><text:tab/></text:span><text:span text:style-name="T13">apaga_tela()</text:span></text:p>
            <text:p><text:span text:style-name="T13"><text:tab/></text:span><text:span text:style-name="T12">#desenha o heroi</text:span></text:p>
            <text:p><text:span text:style-name="T13"><text:tab/></text:span><text:span text:style-name="T14">if</text:span><text:span text:style-name="T13">(</text:span><text:span text:style-name="T17">not</text:span><text:span text:style-name="T13"> ultrapassou_limiteX(hx</text:span><text:span text:style-name="T16">+</text:span><text:span text:style-name="T13">hx_change)):</text:span></text:p>
            <text:p><text:span text:style-name="T13"><text:tab/></text:span><text:span text:style-name="T13"><text:tab/></text:span><text:span text:style-name="T13">hx </text:span><text:span text:style-name="T16">=</text:span><text:span text:style-name="T13"> hx </text:span><text:span text:style-name="T16">+</text:span><text:span text:style-name="T13"> hx_change</text:span></text:p>
            <text:p><text:span text:style-name="T13"><text:tab/></text:span><text:span text:style-name="T14">if</text:span><text:span text:style-name="T13">(</text:span><text:span text:style-name="T17">not</text:span><text:span text:style-name="T13"> ultrapassou_limiteY(hy</text:span><text:span text:style-name="T16">+</text:span><text:span text:style-name="T13">hy_change)):</text:span></text:p>
            <text:p><text:span text:style-name="T13"><text:tab/></text:span><text:span text:style-name="T13"><text:tab/></text:span><text:span text:style-name="T13">hy </text:span><text:span text:style-name="T16">=</text:span><text:span text:style-name="T13"> hy </text:span><text:span text:style-name="T16">+</text:span><text:span text:style-name="T13"> hy_change</text:span></text:p>
          </draw:text-box>
        </draw:frame>
        <draw:frame draw:style-name="gr3" draw:text-style-name="P6" draw:layer="layout" svg:width="9.066cm" svg:height="1.199cm" svg:x="15.4cm" svg:y="8.802cm">
          <draw:text-box>
            <text:p text:style-name="P5"><text:span text:style-name="T9">Os limites impedem que o herói passe da janela. </text:span></text:p>
          </draw:text-box>
        </draw:frame>
        <draw:line draw:style-name="gr4" draw:text-style-name="P7" draw:layer="layout" svg:x1="12.2cm" svg:y1="13.4cm" svg:x2="15.4cm" svg:y2="10.2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2">Aula 08</text:span></text:p>
            <text:p><text:span text:style-name="T2">Desenhando os ouros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draw:style-name="gr21" draw:text-style-name="P10" draw:layer="layout" svg:width="16.707cm" svg:height="14.075cm" svg:x="1.493cm" svg:y="0.596cm">
          <draw:text-box>
            <text:p><text:span text:style-name="T14">import</text:span><text:span text:style-name="T13"> </text:span><text:span text:style-name="T15">random</text:span></text:p>
            <text:p><text:span text:style-name="T22">#…………………………………...</text:span></text:p>
            <text:p><text:span text:style-name="T12">#cores</text:span></text:p>
            <text:p><text:span text:style-name="T13">branca </text:span><text:span text:style-name="T16">=</text:span><text:span text:style-name="T13"> (</text:span><text:span text:style-name="T16">255</text:span><text:span text:style-name="T13">,</text:span><text:span text:style-name="T16">255</text:span><text:span text:style-name="T13">,</text:span><text:span text:style-name="T16">255</text:span><text:span text:style-name="T13">)</text:span></text:p>
            <text:p><text:span text:style-name="T13">preto </text:span><text:span text:style-name="T16">=</text:span><text:span text:style-name="T13"> (</text:span><text:span text:style-name="T16">0</text:span><text:span text:style-name="T13">,</text:span><text:span text:style-name="T16">0</text:span><text:span text:style-name="T13">,</text:span><text:span text:style-name="T16">0</text:span><text:span text:style-name="T13">)</text:span></text:p>
            <text:p><text:span text:style-name="T13">amarelo </text:span><text:span text:style-name="T16">=</text:span><text:span text:style-name="T13"> (</text:span><text:span text:style-name="T16">255</text:span><text:span text:style-name="T13">,</text:span><text:span text:style-name="T16">255</text:span><text:span text:style-name="T13">,</text:span><text:span text:style-name="T16">0</text:span><text:span text:style-name="T13">)</text:span></text:p>
            <text:p><text:span text:style-name="T22">#…………………………………...</text:span></text:p>
            <text:p><text:span text:style-name="T14">def</text:span><text:span text:style-name="T13"> </text:span><text:span text:style-name="T15">desenha_ouros</text:span><text:span text:style-name="T13">(ouros):</text:span></text:p>
            <text:p><text:span text:style-name="T13"><text:tab/></text:span><text:span text:style-name="T14">for</text:span><text:span text:style-name="T13"> ouro </text:span><text:span text:style-name="T17">in</text:span><text:span text:style-name="T13"> ouros:</text:span></text:p>
            <text:p><text:span text:style-name="T13"><text:tab/></text:span><text:span text:style-name="T13"><text:tab/></text:span><text:span text:style-name="T13">ouroX </text:span><text:span text:style-name="T16">=</text:span><text:span text:style-name="T13"> ouro[</text:span><text:span text:style-name="T16">0</text:span><text:span text:style-name="T13">]</text:span></text:p>
            <text:p><text:span text:style-name="T13"><text:tab/></text:span><text:span text:style-name="T13"><text:tab/></text:span><text:span text:style-name="T13">ouroY </text:span><text:span text:style-name="T16">=</text:span><text:span text:style-name="T13"> ouro[</text:span><text:span text:style-name="T16">1</text:span><text:span text:style-name="T13">]</text:span></text:p>
            <text:p><text:span text:style-name="T13"><text:tab/></text:span><text:span text:style-name="T13"><text:tab/></text:span><text:span text:style-name="T13">pygame</text:span><text:span text:style-name="T16">.</text:span><text:span text:style-name="T13">draw</text:span><text:span text:style-name="T16">.</text:span><text:span text:style-name="T13">circle(gameDisplay,amarelo,(ouroX,ouroY),</text:span><text:span text:style-name="T16">13</text:span><text:span text:style-name="T13">,</text:span><text:span text:style-name="T16">0</text:span><text:span text:style-name="T13">)</text:span></text:p>
            <text:p><text:span text:style-name="T22">#…………………………………...</text:span></text:p>
            <text:p><text:span text:style-name="T14">def</text:span><text:span text:style-name="T13"> </text:span><text:span text:style-name="T15">criar_ouros</text:span><text:span text:style-name="T13">():</text:span></text:p>
            <text:p><text:span text:style-name="T13"><text:tab/></text:span><text:span text:style-name="T13">ouros </text:span><text:span text:style-name="T16">=</text:span><text:span text:style-name="T13"> []</text:span></text:p>
            <text:p><text:span text:style-name="T13"><text:tab/></text:span><text:span text:style-name="T14">for</text:span><text:span text:style-name="T13"> i </text:span><text:span text:style-name="T17">in</text:span><text:span text:style-name="T13"> </text:span><text:span text:style-name="T14">range</text:span><text:span text:style-name="T13">(</text:span><text:span text:style-name="T16">10</text:span><text:span text:style-name="T13">):</text:span></text:p>
            <text:p><text:span text:style-name="T13"><text:tab/></text:span><text:span text:style-name="T13"><text:tab/></text:span><text:span text:style-name="T13">x </text:span><text:span text:style-name="T16">=</text:span><text:span text:style-name="T13"> random</text:span><text:span text:style-name="T16">.</text:span><text:span text:style-name="T13">randint(</text:span><text:span text:style-name="T16">50</text:span><text:span text:style-name="T13">,display_width</text:span><text:span text:style-name="T16">-40</text:span><text:span text:style-name="T13">)</text:span></text:p>
            <text:p><text:span text:style-name="T13"><text:tab/></text:span><text:span text:style-name="T13"><text:tab/></text:span><text:span text:style-name="T13">y </text:span><text:span text:style-name="T16">=</text:span><text:span text:style-name="T13"> random</text:span><text:span text:style-name="T16">.</text:span><text:span text:style-name="T13">randint(</text:span><text:span text:style-name="T16">50</text:span><text:span text:style-name="T13">,display_height</text:span><text:span text:style-name="T16">-40</text:span><text:span text:style-name="T13">)</text:span></text:p>
            <text:p><text:span text:style-name="T13"><text:tab/></text:span><text:span text:style-name="T13"><text:tab/></text:span><text:span text:style-name="T13">ouros</text:span><text:span text:style-name="T16">.</text:span><text:span text:style-name="T13">append([x,y])</text:span></text:p>
            <text:p><text:span text:style-name="T13"><text:tab/></text:span><text:span text:style-name="T14">return</text:span><text:span text:style-name="T13"> ouros</text:span></text:p>
            <text:p><text:span text:style-name="T22">#…………………………………...</text:span></text:p>
            <text:p><text:span text:style-name="T12">####LOGICA PRINCIPAL</text:span></text:p>
            <text:p><text:span text:style-name="T13">fim </text:span><text:span text:style-name="T16">=</text:span><text:span text:style-name="T13"> </text:span><text:span text:style-name="T14">False</text:span></text:p>
            <text:p><text:span text:style-name="T13">ouros </text:span><text:span text:style-name="T16">=</text:span><text:span text:style-name="T13"> criar_ouros()</text:span></text:p>
            <text:p><text:span text:style-name="T22">#…………………………………...</text:span></text:p>
            <text:p><text:span text:style-name="T13"><text:tab/></text:span><text:span text:style-name="T12">#desenha ouro</text:span></text:p>
            <text:p><text:span text:style-name="T13"><text:tab/></text:span><text:span text:style-name="T13">desenha_ouros(ouros)</text:span></text:p>
            <text:p><text:span text:style-name="T13"><text:tab/></text:span><text:span text:style-name="T12">#desenha o heroi</text:span></text:p>
            <text:p><text:span text:style-name="T13"><text:tab/></text:span><text:span text:style-name="T14">if</text:span><text:span text:style-name="T13">(</text:span><text:span text:style-name="T17">not</text:span><text:span text:style-name="T13"> ultrapassou_limiteX(hx</text:span><text:span text:style-name="T16">+</text:span><text:span text:style-name="T13">hx_change)):</text:span></text:p>
            <text:p><text:span text:style-name="T13"><text:tab/></text:span><text:span text:style-name="T13"><text:tab/></text:span><text:span text:style-name="T13">hx </text:span><text:span text:style-name="T16">=</text:span><text:span text:style-name="T13"> hx </text:span><text:span text:style-name="T16">+</text:span><text:span text:style-name="T13"> hx_change</text:span></text:p>
            <text:p><text:span text:style-name="T13"><text:tab/></text:span><text:span text:style-name="T14">if</text:span><text:span text:style-name="T13">(</text:span><text:span text:style-name="T17">not</text:span><text:span text:style-name="T13"> ultrapassou_limiteY(hy</text:span><text:span text:style-name="T16">+</text:span><text:span text:style-name="T13">hy_change)):</text:span></text:p>
            <text:p><text:span text:style-name="T13"><text:tab/></text:span><text:span text:style-name="T13"><text:tab/></text:span><text:span text:style-name="T13">hy </text:span><text:span text:style-name="T16">=</text:span><text:span text:style-name="T13"> hy </text:span><text:span text:style-name="T16">+</text:span><text:span text:style-name="T13"> hy_change</text:span></text:p>
          </draw:text-box>
        </draw:frame>
        <draw:frame draw:style-name="gr3" draw:text-style-name="P6" draw:layer="layout" svg:width="9.066cm" svg:height="1.199cm" svg:x="15.4cm" svg:y="8.802cm">
          <draw:text-box>
            <text:p text:style-name="P5"><text:span text:style-name="T9">O ouro é gerado randomicamente, colocado em uma lista e depois renderizado na tel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2"/></text:p>
            <text:p><text:span text:style-name="T2">Aula 09</text:span></text:p>
            <text:p><text:span text:style-name="T2">Colidindo com o ouro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draw:style-name="gr22" draw:text-style-name="P10" draw:layer="layout" svg:width="16.707cm" svg:height="12.604cm" svg:x="1.493cm" svg:y="0.596cm">
          <draw:text-box>
            <text:p><text:span text:style-name="T14">import</text:span><text:span text:style-name="T13"> </text:span><text:span text:style-name="T15">pygame</text:span></text:p>
            <text:p><text:span text:style-name="T14">import</text:span><text:span text:style-name="T13"> </text:span><text:span text:style-name="T15">time</text:span></text:p>
            <text:p><text:span text:style-name="T14">import</text:span><text:span text:style-name="T13"> </text:span><text:span text:style-name="T15">random</text:span></text:p>
            <text:p><text:span text:style-name="T14">import</text:span><text:span text:style-name="T13"> </text:span><text:span text:style-name="T15">math</text:span></text:p>
            <text:p><text:span text:style-name="T22">#…………………………………...</text:span></text:p>
            <text:p><text:span text:style-name="T14">def</text:span><text:span text:style-name="T13"> </text:span><text:span text:style-name="T15">calcula_distancia</text:span><text:span text:style-name="T13">(x1,y1,x2,y2):</text:span></text:p>
            <text:p><text:span text:style-name="T13"><text:tab/></text:span><text:span text:style-name="T13">dist </text:span><text:span text:style-name="T16">=</text:span><text:span text:style-name="T13"> math</text:span><text:span text:style-name="T16">.</text:span><text:span text:style-name="T13">sqrt((x1</text:span><text:span text:style-name="T16">-</text:span><text:span text:style-name="T13">x2)</text:span><text:span text:style-name="T16">*</text:span><text:span text:style-name="T13">(x1</text:span><text:span text:style-name="T16">-</text:span><text:span text:style-name="T13">x2) </text:span><text:span text:style-name="T16">+</text:span><text:span text:style-name="T13"> (y1</text:span><text:span text:style-name="T16">-</text:span><text:span text:style-name="T13">y2)</text:span><text:span text:style-name="T16">*</text:span><text:span text:style-name="T13">(y1</text:span><text:span text:style-name="T16">-</text:span><text:span text:style-name="T13">y2))</text:span></text:p>
            <text:p><text:span text:style-name="T13"><text:tab/></text:span><text:span text:style-name="T14">return</text:span><text:span text:style-name="T13"> dist</text:span></text:p>
            <text:p><text:span text:style-name="T13"/></text:p>
            <text:p><text:span text:style-name="T14">def</text:span><text:span text:style-name="T13"> </text:span><text:span text:style-name="T15">colisao_ouros</text:span><text:span text:style-name="T13">(meuX, meuY, ouros):</text:span></text:p>
            <text:p><text:span text:style-name="T13"><text:tab/></text:span><text:span text:style-name="T13">peguei </text:span><text:span text:style-name="T16">=</text:span><text:span text:style-name="T13"> </text:span><text:span text:style-name="T16">0</text:span></text:p>
            <text:p><text:span text:style-name="T13"><text:tab/></text:span><text:span text:style-name="T14">for</text:span><text:span text:style-name="T13"> ouro </text:span><text:span text:style-name="T17">in</text:span><text:span text:style-name="T13"> ouros:</text:span></text:p>
            <text:p><text:span text:style-name="T13"><text:tab/></text:span><text:span text:style-name="T13"><text:tab/></text:span><text:span text:style-name="T14">if</text:span><text:span text:style-name="T13">(calcula_distancia(meuX,meuY,ouro[</text:span><text:span text:style-name="T16">0</text:span><text:span text:style-name="T13">]</text:span><text:span text:style-name="T16">-12</text:span><text:span text:style-name="T13">,ouro[</text:span><text:span text:style-name="T16">1</text:span><text:span text:style-name="T13">]</text:span><text:span text:style-name="T16">-12</text:span><text:span text:style-name="T13">)</text:span><text:span text:style-name="T16">&lt;=24</text:span><text:span text:style-name="T13">):</text:span></text:p>
            <text:p><text:span text:style-name="T13"><text:tab/></text:span><text:span text:style-name="T13"><text:tab/></text:span><text:span text:style-name="T13"><text:tab/></text:span><text:span text:style-name="T13">peguei </text:span><text:span text:style-name="T16">=</text:span><text:span text:style-name="T13"> ouro</text:span></text:p>
            <text:p><text:span text:style-name="T13"><text:tab/></text:span><text:span text:style-name="T13"><text:tab/></text:span><text:span text:style-name="T13"><text:tab/></text:span><text:span text:style-name="T14">break</text:span></text:p>
            <text:p><text:span text:style-name="T13"><text:tab/></text:span><text:span text:style-name="T14">if</text:span><text:span text:style-name="T13">(peguei</text:span><text:span text:style-name="T16">!=0</text:span><text:span text:style-name="T13">):</text:span></text:p>
            <text:p><text:span text:style-name="T13"><text:tab/></text:span><text:span text:style-name="T13"><text:tab/></text:span><text:span text:style-name="T13">ouros</text:span><text:span text:style-name="T16">.</text:span><text:span text:style-name="T13">remove(peguei)</text:span></text:p>
            <text:p><text:span text:style-name="T22">#…………………………………...</text:span></text:p>
            <text:p><text:span text:style-name="T13"><text:tab/></text:span><text:span text:style-name="T12">#desenha ouro</text:span></text:p>
            <text:p><text:span text:style-name="T13"><text:tab/></text:span><text:span text:style-name="T13">desenha_ouros(ouros)</text:span></text:p>
            <text:p><text:span text:style-name="T13"><text:tab/></text:span><text:span text:style-name="T12">#desenha o heroi</text:span></text:p>
            <text:p><text:span text:style-name="T13"><text:tab/></text:span><text:span text:style-name="T14">if</text:span><text:span text:style-name="T13">(</text:span><text:span text:style-name="T17">not</text:span><text:span text:style-name="T13"> ultrapassou_limiteX(hx</text:span><text:span text:style-name="T16">+</text:span><text:span text:style-name="T13">hx_change)):</text:span></text:p>
            <text:p><text:span text:style-name="T13"><text:tab/></text:span><text:span text:style-name="T13"><text:tab/></text:span><text:span text:style-name="T13">hx </text:span><text:span text:style-name="T16">=</text:span><text:span text:style-name="T13"> hx </text:span><text:span text:style-name="T16">+</text:span><text:span text:style-name="T13"> hx_change</text:span></text:p>
            <text:p><text:span text:style-name="T13"><text:tab/></text:span><text:span text:style-name="T14">if</text:span><text:span text:style-name="T13">(</text:span><text:span text:style-name="T17">not</text:span><text:span text:style-name="T13"> ultrapassou_limiteY(hy</text:span><text:span text:style-name="T16">+</text:span><text:span text:style-name="T13">hy_change)):</text:span></text:p>
            <text:p><text:span text:style-name="T13"><text:tab/></text:span><text:span text:style-name="T13"><text:tab/></text:span><text:span text:style-name="T13">hy </text:span><text:span text:style-name="T16">=</text:span><text:span text:style-name="T13"> hy </text:span><text:span text:style-name="T16">+</text:span><text:span text:style-name="T13"> hy_change</text:span></text:p>
            <text:p><text:span text:style-name="T13"><text:tab/></text:span><text:span text:style-name="T12">#testa colisao</text:span></text:p>
            <text:p><text:span text:style-name="T13"><text:tab/></text:span><text:span text:style-name="T14">if</text:span><text:span text:style-name="T13">(hx_change</text:span><text:span text:style-name="T16">!=0</text:span><text:span text:style-name="T13"> </text:span><text:span text:style-name="T17">or</text:span><text:span text:style-name="T13"> hy_change</text:span><text:span text:style-name="T16">!=0</text:span><text:span text:style-name="T13">):</text:span></text:p>
            <text:p><text:span text:style-name="T13"><text:tab/></text:span><text:span text:style-name="T13"><text:tab/></text:span><text:span text:style-name="T13">colisao_ouros(hx,hy,ouros)</text:span></text:p>
          </draw:text-box>
        </draw:frame>
        <draw:frame draw:style-name="gr23" draw:text-style-name="P11" draw:layer="layout" svg:width="6.8cm" svg:height="5.867cm" svg:x="19.2cm" svg:y="1cm">
          <draw:text-box>
            <text:p text:style-name="P9"><text:span text:style-name="T12">#apaga a tela</text:span></text:p>
            <text:p text:style-name="P9"><text:span text:style-name="T13">apaga_tela()</text:span></text:p>
            <text:p text:style-name="P9"><text:span text:style-name="T12">#desenha o heroi</text:span></text:p>
            <text:p text:style-name="P9"><text:span text:style-name="T13">hx </text:span><text:span text:style-name="T16">=</text:span><text:span text:style-name="T13"> hx </text:span><text:span text:style-name="T16">+</text:span><text:span text:style-name="T13"> hx_change</text:span></text:p>
            <text:p text:style-name="P9"><text:span text:style-name="T13">hy </text:span><text:span text:style-name="T16">=</text:span><text:span text:style-name="T13"> hy </text:span><text:span text:style-name="T16">+</text:span><text:span text:style-name="T13"> hy_change</text:span></text:p>
            <text:p text:style-name="P9"><text:span text:style-name="T13">desenha_heroi(hx,hy)</text:span></text:p>
            <text:p text:style-name="P9"><text:span text:style-name="T12">#atualiza tela</text:span></text:p>
            <text:p text:style-name="P9"><text:span text:style-name="T13">pygame</text:span><text:span text:style-name="T16">.</text:span><text:span text:style-name="T13">display</text:span><text:span text:style-name="T16">.</text:span><text:span text:style-name="T13">update()</text:span></text:p>
            <text:p text:style-name="P9"><text:span text:style-name="T13">clock</text:span><text:span text:style-name="T16">.</text:span><text:span text:style-name="T13">tick(</text:span><text:span text:style-name="T16">60</text:span><text:span text:style-name="T13">)</text:span></text:p>
            <text:p text:style-name="P9"><text:span text:style-name="T13"/></text:p>
            <text:p><text:span text:style-name="T12">####FIM DA LOGICA PRINCIPAL</text:span></text:p>
          </draw:text-box>
        </draw:frame>
        <draw:frame draw:style-name="gr3" draw:text-style-name="P6" draw:layer="layout" svg:width="9.066cm" svg:height="1.199cm" svg:x="15.4cm" svg:y="8.803cm">
          <draw:text-box>
            <text:p text:style-name="P5"><text:span text:style-name="T9">A colisão é calculada pela distância Euclidiana entre dois pont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3" draw:layer="layout" svg:width="25.2cm" svg:height="9.134cm" svg:x="1.393cm" svg:y="3.798cm" presentation:class="subtitle">
          <draw:text-box>
            <text:p><text:span text:style-name="T2"/></text:p>
            <text:p><text:span text:style-name="T2">Aula 10</text:span></text:p>
            <text:p><text:span text:style-name="T2">Incluindo SCORE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12" draw:text-style-name="P10" draw:layer="layout" svg:width="16.707cm" svg:height="15.154cm" svg:x="1.493cm" svg:y="0.596cm">
          <draw:text-box>
            <text:p><text:span text:style-name="T22">#…………………………………...</text:span></text:p>
            <text:p><text:span text:style-name="T14">def</text:span><text:span text:style-name="T13"> </text:span><text:span text:style-name="T15">desenha_score</text:span><text:span text:style-name="T13">(score):</text:span></text:p>
            <text:p><text:span text:style-name="T13"><text:tab/></text:span><text:span text:style-name="T13">fonte </text:span><text:span text:style-name="T16">=</text:span><text:span text:style-name="T13"> pygame</text:span><text:span text:style-name="T16">.</text:span><text:span text:style-name="T13">font</text:span><text:span text:style-name="T16">.</text:span><text:span text:style-name="T13">SysFont(</text:span><text:span text:style-name="T14">None</text:span><text:span text:style-name="T13">,</text:span><text:span text:style-name="T16">25</text:span><text:span text:style-name="T13">)</text:span></text:p>
            <text:p><text:span text:style-name="T13"><text:tab/></text:span><text:span text:style-name="T13">texto </text:span><text:span text:style-name="T16">=</text:span><text:span text:style-name="T13"> fonte</text:span><text:span text:style-name="T16">.</text:span><text:span text:style-name="T13">render(</text:span><text:span text:style-name="T18">"SCORE: "</text:span><text:span text:style-name="T13"> </text:span><text:span text:style-name="T16">+</text:span><text:span text:style-name="T13"> </text:span><text:span text:style-name="T14">str</text:span><text:span text:style-name="T13">(score),</text:span><text:span text:style-name="T14">True</text:span><text:span text:style-name="T13">,preto)</text:span></text:p>
            <text:p><text:span text:style-name="T13"><text:tab/></text:span><text:span text:style-name="T13">gameDisplay</text:span><text:span text:style-name="T16">.</text:span><text:span text:style-name="T13">blit(texto,(</text:span><text:span text:style-name="T16">20</text:span><text:span text:style-name="T13">,</text:span><text:span text:style-name="T16">1</text:span><text:span text:style-name="T13">))</text:span></text:p>
            <text:p><text:span text:style-name="T13"/></text:p>
            <text:p><text:span text:style-name="T14">def</text:span><text:span text:style-name="T13"> </text:span><text:span text:style-name="T15">colisao_ouros</text:span><text:span text:style-name="T13">(meuX, meuY, ouros):</text:span></text:p>
            <text:p><text:span text:style-name="T13"><text:tab/></text:span><text:span text:style-name="T13">peguei </text:span><text:span text:style-name="T16">=</text:span><text:span text:style-name="T13"> </text:span><text:span text:style-name="T16">0</text:span></text:p>
            <text:p><text:span text:style-name="T13"><text:tab/></text:span><text:span text:style-name="T14">for</text:span><text:span text:style-name="T13"> ouro </text:span><text:span text:style-name="T17">in</text:span><text:span text:style-name="T13"> ouros:</text:span></text:p>
            <text:p><text:span text:style-name="T13"><text:tab/></text:span><text:span text:style-name="T13"><text:tab/></text:span><text:span text:style-name="T14">if</text:span><text:span text:style-name="T13">(calcula_distancia(meuX,meuY,ouro[</text:span><text:span text:style-name="T16">0</text:span><text:span text:style-name="T13">]</text:span><text:span text:style-name="T16">-12</text:span><text:span text:style-name="T13">,ouro[</text:span><text:span text:style-name="T16">1</text:span><text:span text:style-name="T13">]</text:span><text:span text:style-name="T16">-12</text:span><text:span text:style-name="T13">)</text:span><text:span text:style-name="T16">&lt;=24</text:span><text:span text:style-name="T13">):</text:span></text:p>
            <text:p><text:span text:style-name="T13"><text:tab/></text:span><text:span text:style-name="T13"><text:tab/></text:span><text:span text:style-name="T13"><text:tab/></text:span><text:span text:style-name="T13">peguei </text:span><text:span text:style-name="T16">=</text:span><text:span text:style-name="T13"> ouro</text:span></text:p>
            <text:p><text:span text:style-name="T13"><text:tab/></text:span><text:span text:style-name="T13"><text:tab/></text:span><text:span text:style-name="T13"><text:tab/></text:span><text:span text:style-name="T14">break</text:span></text:p>
            <text:p><text:span text:style-name="T13"><text:tab/></text:span><text:span text:style-name="T14">if</text:span><text:span text:style-name="T13">(peguei</text:span><text:span text:style-name="T16">!=0</text:span><text:span text:style-name="T13">):</text:span></text:p>
            <text:p><text:span text:style-name="T13"><text:tab/></text:span><text:span text:style-name="T13"><text:tab/></text:span><text:span text:style-name="T13">ouros</text:span><text:span text:style-name="T16">.</text:span><text:span text:style-name="T13">remove(peguei)</text:span></text:p>
            <text:p><text:span text:style-name="T13"><text:tab/></text:span><text:span text:style-name="T13"><text:tab/></text:span><text:span text:style-name="T14">return</text:span><text:span text:style-name="T13"> </text:span><text:span text:style-name="T14">True</text:span></text:p>
            <text:p><text:span text:style-name="T13"><text:tab/></text:span><text:span text:style-name="T14">return</text:span><text:span text:style-name="T13"> </text:span><text:span text:style-name="T14">False</text:span></text:p>
            <text:p><text:span text:style-name="T22">#…………………………………...</text:span></text:p>
            <text:p><text:span text:style-name="T12">####LOGICA PRINCIPAL</text:span></text:p>
            <text:p><text:span text:style-name="T13">fim </text:span><text:span text:style-name="T16">=</text:span><text:span text:style-name="T13"> </text:span><text:span text:style-name="T14">False</text:span></text:p>
            <text:p><text:span text:style-name="T13">ouros </text:span><text:span text:style-name="T16">=</text:span><text:span text:style-name="T13"> criar_ouros()</text:span></text:p>
            <text:p><text:span text:style-name="T13">score </text:span><text:span text:style-name="T16">=</text:span><text:span text:style-name="T13"> </text:span><text:span text:style-name="T16">0</text:span></text:p>
            <text:p><text:span text:style-name="T12">#loop do jogo</text:span></text:p>
            <text:p><text:span text:style-name="T13"/></text:p>
            <text:p><text:span text:style-name="T22">#…………………………………...</text:span></text:p>
            <text:p><text:span text:style-name="T13"><text:tab/></text:span><text:span text:style-name="T12">#desenha o heroi</text:span></text:p>
            <text:p><text:span text:style-name="T13"><text:tab/></text:span><text:span text:style-name="T14">if</text:span><text:span text:style-name="T13">(</text:span><text:span text:style-name="T17">not</text:span><text:span text:style-name="T13"> ultrapassou_limiteX(hx</text:span><text:span text:style-name="T16">+</text:span><text:span text:style-name="T13">hx_change)):</text:span></text:p>
            <text:p><text:span text:style-name="T13"><text:tab/></text:span><text:span text:style-name="T13"><text:tab/></text:span><text:span text:style-name="T13">hx </text:span><text:span text:style-name="T16">=</text:span><text:span text:style-name="T13"> hx </text:span><text:span text:style-name="T16">+</text:span><text:span text:style-name="T13"> hx_change</text:span></text:p>
            <text:p><text:span text:style-name="T13"><text:tab/></text:span><text:span text:style-name="T14">if</text:span><text:span text:style-name="T13">(</text:span><text:span text:style-name="T17">not</text:span><text:span text:style-name="T13"> ultrapassou_limiteY(hy</text:span><text:span text:style-name="T16">+</text:span><text:span text:style-name="T13">hy_change)):</text:span></text:p>
            <text:p><text:span text:style-name="T13"><text:tab/></text:span><text:span text:style-name="T13"><text:tab/></text:span><text:span text:style-name="T13">hy </text:span><text:span text:style-name="T16">=</text:span><text:span text:style-name="T13"> hy </text:span><text:span text:style-name="T16">+</text:span><text:span text:style-name="T13"> hy_change</text:span></text:p>
            <text:p><text:span text:style-name="T13"><text:tab/></text:span><text:span text:style-name="T12">#testa colisao</text:span></text:p>
            <text:p><text:span text:style-name="T13"><text:tab/></text:span><text:span text:style-name="T14">if</text:span><text:span text:style-name="T13">(hx_change</text:span><text:span text:style-name="T16">!=0</text:span><text:span text:style-name="T13"> </text:span><text:span text:style-name="T17">or</text:span><text:span text:style-name="T13"> hy_change</text:span><text:span text:style-name="T16">!=0</text:span><text:span text:style-name="T13">):</text:span></text:p>
            <text:p><text:span text:style-name="T13"><text:tab/></text:span><text:span text:style-name="T13"><text:tab/></text:span><text:span text:style-name="T14">if</text:span><text:span text:style-name="T13">(colisao_ouros(hx,hy,ouros)</text:span><text:span text:style-name="T16">==</text:span><text:span text:style-name="T14">True</text:span><text:span text:style-name="T13">):</text:span></text:p>
            <text:p><text:span text:style-name="T13"><text:tab/></text:span><text:span text:style-name="T13"><text:tab/></text:span><text:span text:style-name="T13"><text:tab/></text:span><text:span text:style-name="T13">score </text:span><text:span text:style-name="T16">=</text:span><text:span text:style-name="T13"> score </text:span><text:span text:style-name="T16">+</text:span><text:span text:style-name="T13"> </text:span><text:span text:style-name="T16">10</text:span></text:p>
          </draw:text-box>
        </draw:frame>
        <draw:frame draw:style-name="gr3" draw:text-style-name="P6" draw:layer="layout" svg:width="9.066cm" svg:height="1.673cm" svg:x="15.4cm" svg:y="8.804cm">
          <draw:text-box>
            <text:p text:style-name="P5"><text:span text:style-name="T9">A colisão agora retorna True ou False, valores que são testados posteriormente com o fim de acumular pontos.</text:span></text:p>
          </draw:text-box>
        </draw:frame>
        <draw:line draw:style-name="gr4" draw:text-style-name="P7" draw:layer="layout" svg:x1="8.2cm" svg:y1="7.2cm" svg:x2="15.2cm" svg:y2="9.2cm">
          <text:p/>
        </draw:line>
        <draw:line draw:style-name="gr4" draw:text-style-name="P7" draw:layer="layout" svg:x1="11.2cm" svg:y1="15cm" svg:x2="20cm" svg:y2="10.477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5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cm" fo:text-indent="0cm"/>
      <style:text-properties fo:font-size="22.7000007629395pt"/>
    </style:style>
    <style:style style:name="BrightBlue-outline3" style:family="presentation" style:parent-style-name="BrightBlue-outline2">
      <style:paragraph-properties fo:margin-left="0cm" fo:margin-right="0cm" fo:margin-top="0cm" fo:margin-bottom="0.239cm" fo:text-indent="0cm"/>
      <style:text-properties fo:font-size="19.3999996185303pt"/>
    </style:style>
    <style:style style:name="BrightBlue-outline4" style:family="presentation" style:parent-style-name="BrightBlue-outline3">
      <style:paragraph-properties fo:margin-left="0cm" fo:margin-right="0cm" fo:margin-top="0cm" fo:margin-bottom="0.158cm" fo:text-indent="0cm"/>
      <style:text-properties fo:font-size="16.2000007629395pt"/>
    </style:style>
    <style:style style:name="BrightBlue-outline5" style:family="presentation" style:parent-style-name="BrightBlue-outline4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6" style:family="presentation" style:parent-style-name="BrightBlue-outline5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7" style:family="presentation" style:parent-style-name="BrightBlue-outline6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8" style:family="presentation" style:parent-style-name="BrightBlue-outline7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9" style:family="presentation" style:parent-style-name="BrightBlue-outline8">
      <style:paragraph-properties fo:margin-left="0cm" fo:margin-right="0cm" fo:margin-top="0cm" fo:margin-bottom="0.077cm" fo:text-indent="0cm"/>
      <style:text-properties fo:font-size="16.2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5999984741211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0.899999618530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0.8999996185303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19cm" fo:text-indent="0cm"/>
      <style:text-properties fo:color="#333333" fo:font-size="20.8999996185303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6cm" fo:text-indent="0cm"/>
      <style:text-properties fo:color="#333333" fo:font-size="20.8999996185303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/>
    </style:style>
    <style:style style:name="Impress1-outline8" style:family="presentation" style:parent-style-name="Impress1-outline7">
      <style:paragraph-properties fo:margin-left="0cm" fo:margin-right="0cm" fo:margin-top="0cm" fo:margin-bottom="0.069cm" fo:text-indent="0cm"/>
      <style:text-properties fo:font-size="14.8999996185303pt"/>
    </style:style>
    <style:style style:name="Impress1-outline9" style:family="presentation" style:parent-style-name="Impress1-outline8">
      <style:paragraph-properties fo:margin-left="0cm" fo:margin-right="0cm" fo:margin-top="0cm" fo:margin-bottom="0.069cm" fo:text-indent="0cm"/>
      <style:text-properties fo:font-size="14.8999996185303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32.9000015258789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01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2cm" svg:height="3.349cm" svg:x="-0.16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599cm" svg:x="1.393cm" svg:y="0.601cm" presentation:class="title" presentation:placeholder="true">
        <draw:text-box/>
      </draw:frame>
      <draw:frame presentation:style-name="BrightBlue-outline1" draw:layer="backgroundobjects" svg:width="25.2cm" svg:height="9.134cm" svg:x="1.393cm" svg:y="3.798cm" presentation:class="outline" presentation:placeholder="true">
        <draw:text-box/>
      </draw:frame>
      <draw:frame presentation:style-name="Mpr1" draw:text-style-name="MP2" draw:layer="backgroundobjects" svg:width="6.523cm" svg:height="1.085cm" svg:x="1.393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68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69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1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4" draw:text-style-name="MP2" draw:layer="backgroundobjects" svg:width="6.523cm" svg:height="1.086cm" svg:x="1.393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8.875cm" svg:height="1.086cm" svg:x="9.569cm" svg:y="14.346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69cm" svg:y="14.346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5" draw:text-style-name="MP8" draw:layer="backgroundobjects" svg:width="1.401cm" svg:height="2.25cm" svg:x="0.001cm" svg:y="0.59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9:14:37.465228614</meta:creation-date>
    <meta:editing-duration>PT2H23M37S</meta:editing-duration>
    <meta:editing-cycles>65</meta:editing-cycles>
    <meta:generator>LibreOffice/6.0.7.3$Linux_X86_64 LibreOffice_project/00m0$Build-3</meta:generator>
    <dc:title>Bright Blue</dc:title>
    <meta:initial-creator>Jefferson de Carvalho Silva</meta:initial-creator>
    <dc:date>2019-10-07T11:08:07.328405429</dc:date>
    <dc:creator>Jefferson de Carvalho Silva</dc:creator>
    <meta:document-statistic meta:object-count="143"/>
  </office:meta>
</office:document-meta>
</file>